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ext-properties style:font-name="Ubuntu" fo:font-size="8pt" style:font-size-asian="8pt" style:font-size-complex="8pt"/>
    </style:style>
    <style:style style:name="ce38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9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ext-properties style:font-name="Ubuntu" fo:font-size="8pt" style:font-size-asian="8pt" style:font-size-complex="8pt"/>
    </style:style>
    <style:style style:name="ce51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5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66">
        <office:forms form:automatic-focus="false" form:apply-design-mode="false"/>
        <table:table-column table:style-name="co10" table:default-cell-style-name="ce14"/>
        <table:table-column table:style-name="co11" table:default-cell-style-name="ce5"/>
        <table:table-column table:style-name="co12" table:visibility="collapse" table:default-cell-style-name="ce28"/>
        <table:table-column table:style-name="co13" table:visibility="collapse" table:default-cell-style-name="ce28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default-cell-style-name="ce10"/>
        <table:table-column table:style-name="co17" table:default-cell-style-name="ce37"/>
        <table:table-column table:style-name="co18" table:default-cell-style-name="ce37"/>
        <table:table-column table:style-name="co19" table:default-cell-style-name="ce10"/>
        <table:table-column table:style-name="co5" table:number-columns-repeated="2" table:default-cell-style-name="ce10"/>
        <table:table-column table:style-name="co5" table:default-cell-style-name="ce50"/>
        <table:table-column table:style-name="co5" table:number-columns-repeated="1009" table:default-cell-style-name="ce10"/>
        <table:table-column table:style-name="co5" table:number-columns-repeated="2" table:default-cell-style-name="Default"/>
        <table:table-header-rows>
          <table:table-row table:style-name="ro4">
            <table:table-cell table:style-name="ce1" office:value-type="string">
              <text:p>BoM, for kit building assembly</text:p>
            </table:table-cell>
            <table:table-cell table:style-name="ce25"/>
            <table:table-cell table:style-name="ce27" table:number-columns-repeated="2"/>
            <table:table-cell table:style-name="ce33" table:number-columns-repeated="2"/>
            <table:table-cell table:style-name="ce20"/>
            <table:table-cell table:style-name="ce36"/>
            <table:table-cell table:style-name="ce40"/>
            <table:table-cell table:style-name="ce21" table:number-columns-repeated="3"/>
            <table:table-cell table:style-name="ce49"/>
            <table:table-cell table:style-name="ce21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29" office:value-type="string">
              <text:p>Position X</text:p>
            </table:table-cell>
            <table:table-cell table:style-name="ce29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41" office:value-type="string">
              <text:p>NOTE1</text:p>
            </table:table-cell>
            <table:table-cell table:style-name="ce41" office:value-type="string">
              <text:p>NOTE 2</text:p>
            </table:table-cell>
            <table:table-cell table:style-name="ce41" office:value-type="string">
              <text:p>MODULE</text:p>
            </table:table-cell>
            <table:table-cell table:style-name="ce41" office:value-type="string">
              <text:p>QTY</text:p>
            </table:table-cell>
            <table:table-cell table:style-name="ce51" office:value-type="string">
              <text:p>RATE</text:p>
            </table:table-cell>
            <table:table-cell table:style-name="ce41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30" office:value-type="float" office:value="6.34">
            <text:p>6.34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30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1,C2,C8</text:p>
          </table:table-cell>
          <table:table-cell table:style-name="ce26" office:value-type="string">
            <text:p>100u</text:p>
          </table:table-cell>
          <table:table-cell table:style-name="ce31" office:value-type="float" office:value="1.7975">
            <text:p>1.7975</text:p>
          </table:table-cell>
          <table:table-cell table:style-name="ce31" office:value-type="float" office:value="9.0375">
            <text:p>9.0375</text:p>
          </table:table-cell>
          <table:table-cell table:style-name="ce34" office:value-type="float" office:value="180">
            <text:p>18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2</text:p>
          </table:table-cell>
          <table:table-cell table:style-name="ce26" office:value-type="string">
            <text:p>100u</text:p>
          </table:table-cell>
          <table:table-cell table:style-name="ce31" office:value-type="float" office:value="7.0775">
            <text:p>7.0775</text:p>
          </table:table-cell>
          <table:table-cell table:style-name="ce31" office:value-type="float" office:value="8.88">
            <text:p>8.88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3,C4,C5,C6,C7,C9,C10</text:p>
          </table:table-cell>
          <table:table-cell table:style-name="ce7" office:value-type="string">
            <text:p>100n</text:p>
          </table:table-cell>
          <table:table-cell table:style-name="ce30" office:value-type="float" office:value="3.645">
            <text:p>3.645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30" office:value-type="float" office:value="6.5075">
            <text:p>6.507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30" office:value-type="float" office:value="1.4625">
            <text:p>1.4625</text:p>
          </table:table-cell>
          <table:table-cell table:style-name="ce30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30" office:value-type="float" office:value="5.8325">
            <text:p>5.8325</text:p>
          </table:table-cell>
          <table:table-cell table:style-name="ce30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30" office:value-type="float" office:value="6.695">
            <text:p>6.6950</text:p>
          </table:table-cell>
          <table:table-cell table:style-name="ce30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30" office:value-type="float" office:value="6.8925">
            <text:p>6.892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30" office:value-type="float" office:value="6.865">
            <text:p>6.8650</text:p>
          </table:table-cell>
          <table:table-cell table:style-name="ce30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30" office:value-type="float" office:value="3.54">
            <text:p>3.54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30" office:value-type="float" office:value="4.23">
            <text:p>4.2300</text:p>
          </table:table-cell>
          <table:table-cell table:style-name="ce30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30" office:value-type="float" office:value="7.19">
            <text:p>7.190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/>
          <table:table-cell table:style-name="ce2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146]*[.M146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30" office:value-type="float" office:value="1.75">
            <text:p>1.75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6 pin, for FTDI</text:p>
          </table:table-cell>
          <table:table-cell table:style-name="ce17" office:value-type="string">
            <text:p>pin_strip_6</text:p>
          </table:table-cell>
          <table:table-cell office:value-type="float" office:value="1">
            <text:p>1</text:p>
          </table:table-cell>
          <table:table-cell table:formula="of:=(3.11/50)*6" office:value-type="currency" office:currency="USD" office:value="0.3732">
            <text:p>$0.37</text:p>
          </table:table-cell>
          <table:table-cell table:formula="of:=[.L155]*[.M155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6.835">
            <text:p>6.83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30" office:value-type="float" office:value="6.515">
            <text:p>6.51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30" office:value-type="float" office:value="6.18">
            <text:p>6.1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30" office:value-type="float" office:value="5.82">
            <text:p>5.8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30" office:value-type="float" office:value="5.46">
            <text:p>5.4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30" office:value-type="float" office:value="4.74">
            <text:p>4.7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30" office:value-type="float" office:value="4.38">
            <text:p>4.3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30" office:value-type="float" office:value="4.02">
            <text:p>4.0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30" office:value-type="float" office:value="3.66">
            <text:p>3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30" office:value-type="float" office:value="2.94">
            <text:p>2.9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30" office:value-type="float" office:value="2.58">
            <text:p>2.5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30" office:value-type="float" office:value="2.22">
            <text:p>2.2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30" office:value-type="float" office:value="1.9">
            <text:p>1.9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30" office:value-type="float" office:value="1.66">
            <text:p>1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3.05">
            <text:p>3.05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76">
            <text:p>6.7600</text:p>
          </table:table-cell>
          <table:table-cell table:style-name="ce30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63">
            <text:p>6.6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295">
            <text:p>6.29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95">
            <text:p>5.9500</text:p>
          </table:table-cell>
          <table:table-cell table:style-name="ce30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59">
            <text:p>5.5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23">
            <text:p>5.2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87">
            <text:p>4.8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51">
            <text:p>4.5100</text:p>
          </table:table-cell>
          <table:table-cell table:style-name="ce30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15">
            <text:p>4.1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79">
            <text:p>3.7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43">
            <text:p>3.4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07">
            <text:p>3.0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71">
            <text:p>2.71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35">
            <text:p>2.3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015">
            <text:p>2.01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1.965">
            <text:p>1.9650</text:p>
          </table:table-cell>
          <table:table-cell table:style-name="ce30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7,R18,R19,R22,R23,R31,R36,R37,R38</text:p>
          </table:table-cell>
          <table:table-cell table:style-name="ce7" office:value-type="string">
            <text:p>10k</text:p>
          </table:table-cell>
          <table:table-cell table:style-name="ce30" office:value-type="float" office:value="1.8725">
            <text:p>1.8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30" office:value-type="float" office:value="2.4725">
            <text:p>2.4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30" office:value-type="float" office:value="3.0725">
            <text:p>3.0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0,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30" office:value-type="float" office:value="3.99">
            <text:p>3.99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30" office:value-type="float" office:value="3.6725">
            <text:p>3.6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4,R25,R26</text:p>
          </table:table-cell>
          <table:table-cell table:style-name="ce7" office:value-type="string">
            <text:p>1k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30" office:value-type="float" office:value="3.09">
            <text:p>3.0900</text:p>
          </table:table-cell>
          <table:table-cell table:style-name="ce30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30" office:value-type="float" office:value="3.7075">
            <text:p>3.7075</text:p>
          </table:table-cell>
          <table:table-cell table:style-name="ce30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2</text:p>
          </table:table-cell>
          <table:table-cell table:style-name="ce7" office:value-type="string">
            <text:p>LDR SOCKET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2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--</text:p>
          </table:table-cell>
          <table:table-cell table:style-name="ce7" office:value-type="string">
            <text:p>LDR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23" office:value-type="string">
            <text:p>LDR, 10k to 100k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3,R35</text:p>
          </table:table-cell>
          <table:table-cell table:style-name="ce7" office:value-type="string">
            <text:p>68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30" office:value-type="float" office:value="4.5">
            <text:p>4.5000</text:p>
          </table:table-cell>
          <table:table-cell table:style-name="ce30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2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5</text:p>
          </table:table-cell>
          <table:table-cell table:style-name="ce26" office:value-type="string">
            <text:p>680E</text:p>
          </table:table-cell>
          <table:table-cell table:style-name="ce31" office:value-type="float" office:value="1.335">
            <text:p>1.3350</text:p>
          </table:table-cell>
          <table:table-cell table:style-name="ce31" office:value-type="float" office:value="1.91">
            <text:p>1.910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CF18JT680R/CF18JT680RCT-ND/2022738">DigiKey</text:a></text:p>
          </table:table-cell>
          <table:table-cell table:style-name="ce35" office:value-type="string">
            <text:p>CF18JT680RCT-ND</text:p>
          </table:table-cell>
          <table:table-cell table:style-name="ce35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30" office:value-type="float" office:value="5.625">
            <text:p>5.6250</text:p>
          </table:table-cell>
          <table:table-cell table:style-name="ce30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2,SW22,SW32,SW52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35" office:value-type="string">
            <text:p>450-1644-ND</text:p>
          </table:table-cell>
          <table:table-cell table:style-name="ce35"/>
          <table:table-cell table:style-name="ce44" office:value-type="string">
            <text:p>Push button switch, Long Button</text:p>
          </table:table-cell>
          <table:table-cell table:style-name="ce17" office:value-type="string">
            <text:p>SW-PB-MOD</text:p>
          </table:table-cell>
          <table:table-cell office:value-type="float" office:value="4">
            <text:p>4</text:p>
          </table:table-cell>
          <table:table-cell office:value-type="currency" office:currency="USD" office:value="0.19">
            <text:p>$0.19</text:p>
          </table:table-cell>
          <table:table-cell table:formula="of:=[.L210]*[.M210]" office:value-type="currency" office:currency="USD" office:value="0.76">
            <text:p>$0.76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2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32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42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2JH/450-1649-ND/1632535">DigiKey</text:a></text:p>
          </table:table-cell>
          <table:table-cell table:style-name="ce35" office:value-type="string">
            <text:p>450-1649-ND</text:p>
          </table:table-cell>
          <table:table-cell table:style-name="ce35"/>
          <table:table-cell table:style-name="ce44" office:value-type="string">
            <text:p>Push button switch, Short Button</text:p>
          </table:table-cell>
          <table:table-cell table:style-name="ce17" office:value-type="string">
            <text:p>SW-PB-MOD</text:p>
          </table:table-cell>
          <table:table-cell office:value-type="float" office:value="1">
            <text:p>1</text:p>
          </table:table-cell>
          <table:table-cell office:value-type="currency" office:currency="USD" office:value="0.2">
            <text:p>$0.20</text:p>
          </table:table-cell>
          <table:table-cell table:formula="of:=[.L213]*[.M213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52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30" office:value-type="float" office:value="1.985">
            <text:p>1.9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2</text:p>
          </table:table-cell>
          <table:table-cell table:style-name="ce26" office:value-type="float" office:value="7805">
            <text:p>7805</text:p>
          </table:table-cell>
          <table:table-cell table:style-name="ce31" office:value-type="float" office:value="6.1025">
            <text:p>6.1025</text:p>
          </table:table-cell>
          <table:table-cell table:style-name="ce31" office:value-type="float" office:value="9.52">
            <text:p>9.52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--</text:p>
          </table:table-cell>
          <table:table-cell table:style-name="ce38" office:value-type="string">
            <text:p>--</text:p>
          </table:table-cell>
          <table:table-cell table:style-name="ce35"/>
          <table:table-cell table:style-name="ce44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30" office:value-type="float" office:value="3.49">
            <text:p>3.4900</text:p>
          </table:table-cell>
          <table:table-cell table:style-name="ce30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30" office:value-type="float" office:value="5.12">
            <text:p>5.1200</text:p>
          </table:table-cell>
          <table:table-cell table:style-name="ce30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30" office:value-type="float" office:value="3.24">
            <text:p>3.24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4:.L223])" office:value-type="float" office:value="220">
            <text:p>220</text:p>
          </table:table-cell>
          <table:table-cell table:style-name="ce45" table:formula="of:=SUM([.M4:.M223])" office:value-type="currency" office:currency="USD" office:value="29.4352">
            <text:p>$29.44</text:p>
          </table:table-cell>
          <table:table-cell table:style-name="ce45" table:formula="of:=SUM([.N4:.N223])" office:value-type="currency" office:currency="USD" office:value="68.2952">
            <text:p>$68.30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C11,C12</text:p>
          </table:table-cell>
          <table:table-cell table:style-name="ce7" office:value-type="string">
            <text:p>22p</text:p>
          </table:table-cell>
          <table:table-cell table:style-name="ce30" office:value-type="float" office:value="3.4425">
            <text:p>3.442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30" office:value-type="float" office:value="3.0375">
            <text:p>3.037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D1,CD2,CD3</text:p>
          </table:table-cell>
          <table:table-cell table:style-name="ce7" office:value-type="string">
            <text:p>CDOT1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30" office:value-type="float" office:value="2.185">
            <text:p>2.1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30" office:value-type="float" office:value="6.675">
            <text:p>6.675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232]*[.M232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30" office:value-type="float" office:value="6.4875">
            <text:p>6.4875</text:p>
          </table:table-cell>
          <table:table-cell table:style-name="ce30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30" office:value-type="float" office:value="5.2275">
            <text:p>5.2275</text:p>
          </table:table-cell>
          <table:table-cell table:style-name="ce30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30" office:value-type="float" office:value="5.185">
            <text:p>5.1850</text:p>
          </table:table-cell>
          <table:table-cell table:style-name="ce30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30" office:value-type="float" office:value="2.65">
            <text:p>2.65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30" office:value-type="float" office:value="1.4">
            <text:p>1.40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30" office:value-type="float" office:value="7.26">
            <text:p>7.26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9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,SW2,SW3,SW4,SW5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 office:value-type="float" office:value="5">
            <text:p>5</text:p>
          </table:table-cell>
          <table:table-cell table:style-name="ce52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1]*[.M241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3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2]*[.M242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4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3]*[.M243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5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4]*[.M244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30" office:value-type="float" office:value="6.1025">
            <text:p>6.1025</text:p>
          </table:table-cell>
          <table:table-cell table:style-name="ce30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9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NLY if V_IN &gt; 5V. ELSE USE SHORTING LINK</text:p>
          </table:table-cell>
          <table:table-cell table:style-name="ce4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26:.L245])" office:value-type="float" office:value="20">
            <text:p>20</text:p>
          </table:table-cell>
          <table:table-cell table:style-name="ce45" table:formula="of:=SUM([.M226:.M245])" office:value-type="currency" office:currency="USD" office:value="18.2289666666667">
            <text:p>$18.23</text:p>
          </table:table-cell>
          <table:table-cell table:style-name="ce45" table:formula="of:=SUM([.N226:.N245])" office:value-type="currency" office:currency="USD" office:value="20.8689666666667">
            <text:p>$20.87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8,P9,P10,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14,P15,P53,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49,P40,P51,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9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-WL3</text:p>
          </table:table-cell>
          <table:table-cell/>
          <table:table-cell table:style-name="ce53"/>
          <table:table-cell table:style-name="ce32" table:number-columns-repeated="1011"/>
        </table:table-row>
        <table:table-row table:style-name="ro5" table:visibility="collapse">
          <table:table-cell table:style-name="ce19" office:value-type="string">
            <text:p>G***</text:p>
          </table:table-cell>
          <table:table-cell table:style-name="ce7" office:value-type="string">
            <text:p>OSHW_6mm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</text:p>
          </table:table-cell>
          <table:table-cell table:style-name="ce32"/>
          <table:table-cell table:style-name="ce53"/>
          <table:table-cell table:style-name="ce32" table:number-columns-repeated="1011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48:.L268])" office:value-type="float" office:value="34">
            <text:p>34</text:p>
          </table:table-cell>
          <table:table-cell table:style-name="ce45" table:formula="of:=SUM([.M248:.M268])" office:value-type="currency" office:currency="USD" office:value="59.16">
            <text:p>$59.16</text:p>
          </table:table-cell>
          <table:table-cell table:style-name="ce45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45" office:value-type="string">
            <text:p>GRAND TOTAL</text:p>
          </table:table-cell>
          <table:table-cell table:style-name="ce45" table:number-columns-repeated="2"/>
          <table:table-cell table:style-name="ce54"/>
          <table:table-cell table:style-name="ce45" table:formula="of:=[.N224]+[.N269]" office:value-type="currency" office:currency="USD" office:value="128.3552">
            <text:p>$128.36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9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7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